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d570" officeooo:paragraph-rsid="0008d570"/>
    </style:style>
    <style:style style:name="P2" style:family="paragraph" style:parent-style-name="Standard" style:list-style-name="L1">
      <style:text-properties officeooo:rsid="000be6f6" officeooo:paragraph-rsid="000be6f6"/>
    </style:style>
    <style:style style:name="P3" style:family="paragraph" style:parent-style-name="Standard" style:list-style-name="L1">
      <style:text-properties officeooo:rsid="000c8d81" officeooo:paragraph-rsid="000c8d81"/>
    </style:style>
    <style:style style:name="P4" style:family="paragraph" style:parent-style-name="Standard" style:list-style-name="L1">
      <style:text-properties officeooo:rsid="0009ebd1" officeooo:paragraph-rsid="0009ebd1"/>
    </style:style>
    <style:style style:name="P5" style:family="paragraph" style:parent-style-name="Standard" style:list-style-name="L1">
      <style:text-properties officeooo:rsid="000e5670" officeooo:paragraph-rsid="000e5670"/>
    </style:style>
    <style:style style:name="P6" style:family="paragraph" style:parent-style-name="Standard" style:list-style-name="L1">
      <style:text-properties officeooo:rsid="000f2ffb" officeooo:paragraph-rsid="000f2ffb"/>
    </style:style>
    <style:style style:name="P7" style:family="paragraph" style:parent-style-name="Standard" style:list-style-name="L1">
      <style:text-properties officeooo:rsid="000a9fe4" officeooo:paragraph-rsid="000a9fe4"/>
    </style:style>
    <style:style style:name="P8" style:family="paragraph" style:parent-style-name="Standard" style:list-style-name="L1">
      <style:text-properties officeooo:rsid="0010f176" officeooo:paragraph-rsid="0010f176"/>
    </style:style>
    <style:style style:name="P9" style:family="paragraph" style:parent-style-name="Standard">
      <style:text-properties officeooo:rsid="0010f176" officeooo:paragraph-rsid="0010f1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1564727" text:style-name="L1">
        <text:list-item>
          <text:p text:style-name="P1">What are containers?</text:p>
        </text:list-item>
        <text:list-item>
          <text:p text:style-name="P1">Why use containers?</text:p>
          <text:list>
            <text:list-item>
              <text:p text:style-name="P2">Repeatable environments</text:p>
            </text:list-item>
            <text:list-item>
              <text:p text:style-name="P2">Disposable environments</text:p>
            </text:list-item>
          </text:list>
        </text:list-item>
        <text:list-item>
          <text:p text:style-name="P1">Building an image</text:p>
        </text:list-item>
        <text:list-item>
          <text:p text:style-name="P1">Running a container</text:p>
        </text:list-item>
        <text:list-item>
          <text:p text:style-name="P3">Running our own container</text:p>
          <text:list>
            <text:list-item>
              <text:p text:style-name="P3">Create our app</text:p>
            </text:list-item>
            <text:list-item>
              <text:p text:style-name="P3">Write a Docker file</text:p>
            </text:list-item>
            <text:list-item>
              <text:p text:style-name="P3">Build the image</text:p>
            </text:list-item>
            <text:list-item>
              <text:p text:style-name="P3">Run our container</text:p>
            </text:list-item>
          </text:list>
        </text:list-item>
        <text:list-item>
          <text:p text:style-name="P4">Integration testing</text:p>
          <text:list>
            <text:list-item>
              <text:p text:style-name="P5">How are you integration testing now?</text:p>
              <text:list>
                <text:list-item>
                  <text:p text:style-name="P6">Do you need manual setup?</text:p>
                </text:list-item>
                <text:list-item>
                  <text:p text:style-name="P6">Do you rely on well defined state?</text:p>
                </text:list-item>
                <text:list-item>
                  <text:p text:style-name="P6">Do you have to modify tests each time they’re run?</text:p>
                </text:list-item>
                <text:list-item>
                  <text:p text:style-name="P6">Are your integration tests automated?</text:p>
                </text:list-item>
              </text:list>
            </text:list-item>
          </text:list>
        </text:list-item>
        <text:list-item>
          <text:p text:style-name="P4">Docker Compose</text:p>
        </text:list-item>
        <text:list-item>
          <text:p text:style-name="P7">Managing complex environments</text:p>
        </text:list-item>
        <text:list-item>
          <text:p text:style-name="P8">Dev Containers</text:p>
        </text:list-item>
      </text:list>
      <text:p text:style-name="P9"/>
      <text:p text:style-name="P9">docker run -e "ACCEPT_EULA=Y" -e "MSSQL_SA_PASSWORD=P@ssw0rd!" `</text:p>
      <text:p text:style-name="P9"><text:s text:c="3"/>-p 1433:1433 --name DashboardSql --hostname DashboardSql `</text:p>
      <text:p text:style-name="P9"><text:s text:c="3"/>-d `</text:p>
      <text:p text:style-name="P9"><text:s text:c="3"/>mcr.microsoft.com/mssql/server:2022-latest</text:p>
      <text:p text:style-name="P9"><text:s text:c="3"/></text:p>
      <text:p text:style-name="P9">"Server=localhost:1433;Database=Dashboard;User Id=sa;Password=P@ssw0rd;Trusted_Connection=True;MultipleActiveResultSets=true;TrustServerCertificate=true"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09:57:44.262000000</meta:creation-date>
    <dc:date>2024-03-25T20:03:20.187000000</dc:date>
    <meta:editing-duration>PT7H23M59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6" meta:word-count="116" meta:character-count="842" meta:non-whitespace-character-count="761"/>
  </office:meta>
</office:document-meta>
</file>